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26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1.76pt solid #000000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1.76pt solid #000000" fo:border-right="1.76pt solid #000000" fo:border-top="1.7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1.76pt solid #000000" fo:border-right="1.7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9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9" table:number-columns-repeated="2" table:default-cell-style-name="ce22"/>
        <table:table-column table:style-name="co7" table:default-cell-style-name="ce22"/>
        <table:table-column table:style-name="co11" table:default-cell-style-name="ce22"/>
        <table:table-column table:style-name="co12" table:number-columns-repeated="2" table:default-cell-style-name="ce22"/>
        <table:table-column table:style-name="co13" table:default-cell-style-name="ce22"/>
        <table:table-column table:style-name="co6" table:default-cell-style-name="ce22"/>
        <table:table-column table:style-name="co14" table:default-cell-style-name="ce22"/>
        <table:table-column table:style-name="co15" table:number-columns-repeated="100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23"/>
          <table:covered-table-cell table:style-name="ce31"/>
          <table:table-cell table:style-name="ce16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23"/>
          <table:covered-table-cell table:style-name="ce31"/>
          <table:table-cell table:style-name="ce16" office:value-type="string" calcext:value-type="string">
            <text:p>Priority Containers</text:p>
          </table:table-cell>
          <table:table-cell table:style-name="ce16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23"/>
          <table:covered-table-cell table:style-name="ce31"/>
          <table:table-cell table:style-name="ce49" table:number-columns-repeated="1005"/>
        </table:table-row>
        <table:table-row table:style-name="ro2">
          <table:table-cell table:style-name="ce2"/>
          <table:table-cell table:style-name="ce7" office:value-type="string" calcext:value-type="string">
            <text:p>Method</text:p>
          </table:table-cell>
          <table:table-cell table:style-name="ce17" office:value-type="string" calcext:value-type="string">
            <text:p>ARRAY</text:p>
          </table:table-cell>
          <table:table-cell table:style-name="ce24" office:value-type="string" calcext:value-type="string">
            <text:p>LIST</text:p>
          </table:table-cell>
          <table:table-cell table:style-name="ce24" office:value-type="string" calcext:value-type="string">
            <text:p>DUALP</text:p>
            <text:p>LIST</text:p>
          </table:table-cell>
          <table:table-cell table:style-name="ce24" office:value-type="string" calcext:value-type="string">
            <text:p>I-LIST</text:p>
          </table:table-cell>
          <table:table-cell table:style-name="ce24" office:value-type="string" calcext:value-type="string">
            <text:p>DEQUE</text:p>
          </table:table-cell>
          <table:table-cell table:style-name="ce32" office:value-type="string" calcext:value-type="string">
            <text:p>BITSET</text:p>
          </table:table-cell>
          <table:table-cell table:style-name="ce17" office:value-type="string" calcext:value-type="string">
            <text:p>B+TREE</text:p>
            <text:p>DICT/SET</text:p>
          </table:table-cell>
          <table:table-cell table:style-name="ce24" office:value-type="string" calcext:value-type="string">
            <text:p>R/B</text:p>
            <text:p>TREE</text:p>
          </table:table-cell>
          <table:table-cell table:style-name="ce24" office:value-type="string" calcext:value-type="string">
            <text:p>[S]HASH</text:p>
            <text:p>DICT / SET</text:p>
          </table:table-cell>
          <table:table-cell table:style-name="ce32" office:value-type="string" calcext:value-type="string">
            <text:p>OA DICT</text:p>
          </table:table-cell>
          <table:table-cell table:style-name="ce40" office:value-type="string" calcext:value-type="string">
            <text:p>PRIO </text:p>
            <text:p>QUEUE</text:p>
          </table:table-cell>
          <table:table-cell table:style-name="ce17" office:value-type="string" calcext:value-type="string">
            <text:p>BUFFER</text:p>
          </table:table-cell>
          <table:table-cell table:style-name="ce24" office:value-type="string" calcext:value-type="string">
            <text:p>QUEUE </text:p>
            <text:p>MPMC</text:p>
          </table:table-cell>
          <table:table-cell table:style-name="ce24" office:value-type="string" calcext:value-type="string">
            <text:p>QUEUE </text:p>
            <text:p>SPSC</text:p>
          </table:table-cell>
          <table:table-cell table:style-name="ce24" office:value-type="string" calcext:value-type="string">
            <text:p>SNAP</text:p>
            <text:p>SPSC</text:p>
          </table:table-cell>
          <table:table-cell table:style-name="ce24" office:value-type="string" calcext:value-type="string">
            <text:p>SNAP</text:p>
            <text:p>SPMC</text:p>
          </table:table-cell>
          <table:table-cell table:style-name="ce32" office:value-type="string" calcext:value-type="string">
            <text:p>SNAP </text:p>
            <text:p>MPMC</text:p>
          </table:table-cell>
          <table:table-cell table:style-name="ce15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8" office:value-type="string" calcext:value-type="string">
            <text:p>_in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r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n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30" table:number-columns-repeated="4"/>
          <table:table-cell table:style-name="ce37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 TBC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0" office:value-type="string" calcext:value-type="string">
            <text:p>_move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26" office:value-type="string" calcext:value-type="string">
            <text:p>X TBC</text:p>
          </table:table-cell>
          <table:table-cell table:style-name="ce26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8" office:value-type="string" calcext:value-type="string">
            <text:p>_set_at / SET KEY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/N</text:p>
          </table:table-cell>
          <table:table-cell table:style-name="ce25"/>
          <table:table-cell table:style-name="ce25" office:value-type="string" calcext:value-type="string">
            <text:p>X / N</text:p>
          </table:table-cell>
          <table:table-cell table:style-name="ce33" office:value-type="string" calcext:value-type="string">
            <text:p>X</text:p>
          </table:table-cell>
          <table:table-cell table:style-name="ce41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 / GET KEY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get / const GET KEY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_at / GET SET KEY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7"/>
          <table:table-cell table:style-name="ce36"/>
          <table:table-cell table:style-name="ce38"/>
          <table:table-cell table:style-name="ce27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front</text:p>
          </table:table-cell>
          <table:table-cell table:style-name="ce19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in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ax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cmin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max</text:p>
          </table:table-cell>
          <table:table-cell table:style-name="ce20"/>
          <table:table-cell table:style-name="ce26" table:number-columns-repeated="4"/>
          <table:table-cell table:style-name="ce35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35"/>
          <table:table-cell table:style-name="ce43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3" office:value-type="string" calcext:value-type="string">
            <text:p>_push_raw / _push_back_raw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1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 / _push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34"/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new / _push_back_new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move / _push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38"/>
          <table:table-cell table:style-name="ce30"/>
          <table:table-cell table:style-name="ce30" office:value-type="string" calcext:value-type="string">
            <text:p>N / TBC</text:p>
          </table:table-cell>
          <table:table-cell table:style-name="ce34"/>
          <table:table-cell table:style-name="ce42"/>
          <table:table-cell table:style-name="ce3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blocking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ra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</text:p>
          </table:table-cell>
          <table:table-cell table:style-name="ce19"/>
          <table:table-cell/>
          <table:table-cell table:number-columns-repeated="3"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ne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move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7"/>
          <table:table-cell/>
          <table:table-cell table:style-name="ce34" office:value-type="string" calcext:value-type="string">
            <text:p>X</text:p>
          </table:table-cell>
          <table:table-cell table:style-name="ce38"/>
          <table:table-cell table:style-name="ce27" table:number-columns-repeated="2"/>
          <table:table-cell table:style-name="ce36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fter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 / _pop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move / _pop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4"/>
          <table:table-cell table:style-name="ce3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</text:p>
          </table:table-cell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_move</text:p>
          </table:table-cell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until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a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/>
          <table:table-cell table:style-name="ce36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blocking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pop_release</text:p>
          </table:table-cell>
          <table:table-cell table:style-name="ce20"/>
          <table:table-cell table:style-name="ce26" table:number-columns-repeated="4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3"/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3" office:value-type="string" calcext:value-type="string">
            <text:p>_resize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4"/>
          <table:table-cell table:style-name="ce33" office:value-type="string" calcext:value-type="string">
            <text:p>X</text:p>
          </table:table-cell>
          <table:table-cell table:style-name="ce18"/>
          <table:table-cell table:style-name="ce25" table:number-columns-repeated="2"/>
          <table:table-cell table:style-name="ce33"/>
          <table:table-cell table:style-name="ce41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serve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 office:value-type="string" calcext:value-type="string">
            <text:p>X</text:p>
          </table:table-cell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mpty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ull_p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iz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apacity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3"/>
          <table:table-cell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35"/>
          <table:table-cell table:style-name="ce43"/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3" office:value-type="string" calcext:value-type="string">
            <text:p>_swap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wap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7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qual_p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hash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39"/>
          <table:table-cell table:style-name="ce45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3" office:value-type="string" calcext:value-type="string">
            <text:p>_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las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nd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se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from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nd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last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8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qual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to_p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f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ref</text:p>
          </table:table-cell>
          <table:table-cell table:style-name="ce20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3" office:value-type="string" calcext:value-type="string">
            <text:p>_insert (IT INSERT)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6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 (IT REMOVE)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4"/>
          <table:table-cell table:style-name="Default" table:number-columns-repeated="4"/>
          <table:table-cell table:style-name="ce47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rase</text:p>
          </table:table-cell>
          <table:table-cell table:style-name="ce21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table:style-name="ce30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nsert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30"/>
          <table:table-cell table:style-name="ce37"/>
          <table:table-cell table:style-name="ce38"/>
          <table:table-cell table:style-name="ce30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_back</text:p>
          </table:table-cell>
          <table:table-cell table:style-name="ce1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0"/>
          <table:table-cell table:style-name="ce37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lice_at</text:p>
          </table:table-cell>
          <table:table-cell table:style-name="ce20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3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3" office:value-type="string" calcext:value-type="string">
            <text:p>_reverse</text:p>
          </table:table-cell>
          <table:table-cell table:style-name="ce18"/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5"/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1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start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table:style-name="ce30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en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table:style-name="ce30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read_buffer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start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table:style-name="ce30" table:number-columns-repeated="2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en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table:style-name="ce30" table:number-columns-repeated="2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pdated_p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write_buffer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lip_at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and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r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xor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ot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nlink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ecial_sor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ecial_stable_sort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3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13" office:value-type="string" calcext:value-type="string">
            <text:p>_get_str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8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ut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arse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in_str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5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ained Obj may move after creation.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05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9">00/00/0000</text:date>, <text:time style:data-style-name="N2" text:time-value="11:59:27.887481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622" meta:object-count="0"/>
  </office:meta>
</office:document-meta>
</file>